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f2f" officeooo:paragraph-rsid="0013af2f"/>
    </style:style>
    <style:style style:name="P2" style:family="paragraph" style:parent-style-name="Standard">
      <style:text-properties fo:font-weight="bold" officeooo:rsid="00150b56" officeooo:paragraph-rsid="00150b56" style:font-weight-asian="bold" style:font-weight-complex="bold"/>
    </style:style>
    <style:style style:name="P3" style:family="paragraph" style:parent-style-name="Standard">
      <style:text-properties fo:font-weight="bold" officeooo:rsid="0016d255" officeooo:paragraph-rsid="0016d255" style:font-weight-asian="bold" style:font-weight-complex="bold"/>
    </style:style>
    <style:style style:name="P4" style:family="paragraph" style:parent-style-name="Standard">
      <style:text-properties fo:font-weight="bold" officeooo:rsid="00174a1b" officeooo:paragraph-rsid="00174a1b" style:font-weight-asian="bold" style:font-weight-complex="bold"/>
    </style:style>
    <style:style style:name="P5" style:family="paragraph" style:parent-style-name="Standard">
      <style:text-properties fo:font-weight="bold" officeooo:rsid="001ae90e" officeooo:paragraph-rsid="001ae90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6d255" officeooo:paragraph-rsid="0016d25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74a1b" officeooo:paragraph-rsid="00174a1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cbc42" officeooo:paragraph-rsid="001cbc4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d0b51" officeooo:paragraph-rsid="001d0b51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d7570" officeooo:paragraph-rsid="001d757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3af2f" officeooo:paragraph-rsid="0013af2f" style:font-size-asian="16pt" style:font-weight-asian="bold" style:font-size-complex="16pt" style:font-weight-complex="bold"/>
    </style:style>
    <style:style style:name="T1" style:family="text">
      <style:text-properties fo:font-weight="bold" officeooo:rsid="00150b56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6d25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74a1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84ae9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4a1b" style:font-weight-asian="normal" style:font-weight-complex="normal"/>
    </style:style>
    <style:style style:name="T9" style:family="text">
      <style:text-properties fo:font-weight="normal" officeooo:rsid="00184ae9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6d255" style:font-weight-asian="normal" style:font-weight-complex="normal"/>
    </style:style>
    <style:style style:name="T13" style:family="text">
      <style:text-properties style:text-underline-style="none" fo:font-weight="normal" officeooo:rsid="00174a1b" style:font-weight-asian="normal" style:font-weight-complex="normal"/>
    </style:style>
    <style:style style:name="T14" style:family="text">
      <style:text-properties style:text-underline-style="none" fo:font-weight="normal" officeooo:rsid="001d0b51" style:font-weight-asian="normal" style:font-weight-complex="normal"/>
    </style:style>
    <style:style style:name="T15" style:family="text">
      <style:text-properties style:text-underline-style="none" officeooo:rsid="0016d255"/>
    </style:style>
    <style:style style:name="T16" style:family="text">
      <style:text-properties officeooo:rsid="00184a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delo Relacional:</text:p>
      <text:p text:style-name="P1"/>
      <text:p text:style-name="P1"><text:span text:style-name="T1">USUARIO</text:span> (<text:span text:style-name="T2">ID</text:span>, Nombre, E-mail) PK: ID</text:p>
      <text:p text:style-name="P1"/>
      <text:p text:style-name="P2">EMPRESARIO<text:span text:style-name="T7"> (</text:span><text:span text:style-name="T3">ID, </text:span><text:span text:style-name="T11">RUT, Dirección, teléfono) PK: ID, RUT ; FK: ID FROM USUARIO</text:span><text:span text:style-name="T12">(ID)</text:span></text:p>
      <text:p text:style-name="P2"><text:span text:style-name="T12"/></text:p>
      <text:p text:style-name="P2"><text:span text:style-name="T10">TURISTA</text:span><text:span text:style-name="T11"> (</text:span><text:span text:style-name="T3">ID</text:span><text:span text:style-name="T11">, Edad) PK: ID ; FK: ID FROM USUARIO</text:span><text:span text:style-name="T12">(ID)</text:span></text:p>
      <text:p text:style-name="P2"><text:span text:style-name="T12"/></text:p>
      <text:p text:style-name="P2"><text:span text:style-name="T10">EMPRESA</text:span><text:span text:style-name="T11"> (</text:span><text:span text:style-name="T4">ID</text:span><text:span text:style-name="T12">, Nombre, RUT_Empresa, ID_Empresario) PK: ID, FK: ID_Empresario FROM EMPRESARIO(ID)</text:span></text:p>
      <text:p text:style-name="P2"><text:span text:style-name="T12"/></text:p>
      <text:p text:style-name="P5"><text:span text:style-name="T15">P</text:span><text:span text:style-name="T10">UNTO_DE_INTERES </text:span><text:span text:style-name="T11">(</text:span><text:span text:style-name="T3">ID</text:span><text:span text:style-name="T11">, Dirección, Longitud</text:span><text:span text:style-name="T14">) PK: ID</text:span></text:p>
      <text:p text:style-name="P5"><text:span text:style-name="T14"/></text:p>
      <text:p text:style-name="P3"><text:span text:style-name="T10">SUCURSAL</text:span><text:span text:style-name="T11"> (</text:span><text:span text:style-name="T5">ID_POI</text:span><text:span text:style-name="T13">,</text:span><text:span text:style-name="T11">Nombre, Sello de turismo, ID_Empresa) PK: </text:span><text:span text:style-name="T13">ID_POI</text:span><text:span text:style-name="T11">, FK: ID_Empresa FROM EMPRESA(ID), </text:span><text:span text:style-name="T13">ID_POI FROM PUNTO_DE_INTERES(ID)</text:span></text:p>
      <text:p text:style-name="P3"><text:span text:style-name="T13"/></text:p>
      <text:p text:style-name="P4"><text:span text:style-name="T10">LUGAR DE LIBRE ACCESO</text:span><text:span text:style-name="T11"> (</text:span><text:span text:style-name="T3">ID_POI</text:span><text:span text:style-name="T11">, Nombre) PK: ID_POI , FK: ID_POI FROM PUNTO_DE_INTERES(ID)</text:span></text:p>
      <text:p text:style-name="P6"/>
      <text:p text:style-name="P6">SERVICIO<text:span text:style-name="T7"> (</text:span><text:span text:style-name="T3">Nombre_Servicio</text:span><text:span text:style-name="T7">, </text:span><text:span text:style-name="T8">ID_POI) PK: Nombre_Servicio , FK: ID_POI FROM SUCURSAL(ID_POI)</text:span></text:p>
      <text:p text:style-name="P7"/>
      <text:p text:style-name="P7">CATEGORIA <text:span text:style-name="T7">(</text:span><text:span text:style-name="T3">Nombre_Categoria</text:span><text:span text:style-name="T7">) PK: Nombre_Categoría</text:span></text:p>
      <text:p text:style-name="P7"/>
      <text:p text:style-name="P7">CATEGORIA_SUCURSAL<text:span text:style-name="T7"> (</text:span><text:span text:style-name="T3">Nombre_Sucursal</text:span><text:span text:style-name="T7">, </text:span><text:span text:style-name="T3">Nombre_Categoría</text:span><text:span text:style-name="T7">) </text:span><text:span text:style-name="T9">PK: Nombre_Sucursal, Nombre_Categoría , PK: Nombre_Sucursal FROM SUCURSAL(Nombre), Nombre_Categoria FROM CATEGORIA(Nombre_Categoria)</text:span></text:p>
      <text:p text:style-name="P9"/>
      <text:p text:style-name="P9">INDICACION<text:span text:style-name="T7"> (</text:span><text:span text:style-name="T3">ID</text:span><text:span text:style-name="T7">, Texto, ID_POI) PK: ID, FK: ID_POI FROM PUNTO_DE_INTERES(ID)</text:span></text:p>
      <text:p text:style-name="P10"/>
      <text:p text:style-name="P10">ITINERARIO<text:span text:style-name="T7"> (</text:span><text:span text:style-name="T3">ID</text:span><text:span text:style-name="T7">, Duración, ID_Usuario), PK: ID, FK: ID_Usuario FROM USUARIO(ID)</text:span></text:p>
      <text:p text:style-name="P10"/>
      <text:p text:style-name="P10">ORDEN<text:span text:style-name="T7"> (</text:span><text:span text:style-name="T3">ID_Itinerario</text:span><text:span text:style-name="T7">, </text:span><text:span text:style-name="T3">ID_POI</text:span><text:span text:style-name="T7">, </text:span><text:span text:style-name="T3">Posicion</text:span><text:span text:style-name="T7">) PK: ID_Itinerario, ID_POI, Posicion, FK: ID_Itinerario FROM ITINERARIO(ID), ID_POI FROM PUNTO_DE_INTERES(ID)</text:span></text:p>
      <text:p text:style-name="P10"/>
      <text:p text:style-name="P10">CALIFICACION <text:span text:style-name="T7">(ID, ID_Turista, ID_POI, Categoria, Nota) PK: ID, ID_Turista, ID_POI , FK: ID_Turista FROM TURISTA (ID), ID_POI FROM PUNTO_DE_INTERES (ID)</text:span></text:p>
      <text:p text:style-name="P8"><text:span text:style-name="T7"/></text:p>
      <text:p text:style-name="P7"><text:span text:style-name="T9"/></text:p>
      <text:p text:style-name="P7"><text:span text:style-name="T9"/></text:p>
      <text:p text:style-name="P7"><text:span text:style-name="T8"/></text:p>
      <text:p text:style-name="P6"><text:span text:style-name="T8"/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6:42:19.456442713</meta:creation-date>
    <dc:date>2016-11-13T19:58:33.295641397</dc:date>
    <meta:editing-duration>PT2H4M50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15" meta:word-count="159" meta:character-count="1323" meta:non-whitespace-character-count="1179"/>
  </office:meta>
</office:document-meta>
</file>